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JetBrainsMono NF ExtraBold" svg:font-family="'JetBrainsMono NF ExtraBold'" style:font-pitch="fixed"/>
    <style:font-face style:name="JetBrainsMono NF Light" svg:font-family="'JetBrainsMono NF Light'" style:font-pitch="fixed"/>
    <style:font-face style:name="JetBrainsMono NF Medium" svg:font-family="'JetBrainsMono NF Medium'" style:font-pitch="fixed"/>
    <style:font-face style:name="JetBrainsMono NF SemiBold" svg:font-family="'JetBrainsMono NF SemiBold'" style:font-adornments="Regular" style:font-pitch="fixed"/>
    <style:font-face style:name="JetBrainsMono NFM ExtraBold" svg:font-family="'JetBrainsMono NFM ExtraBold'" style:font-pitch="fixed"/>
    <style:font-face style:name="JetBrainsMonoNL NFP SemiBold" svg:font-family="'JetBrainsMonoNL NFP SemiBold'" style:font-pitch="variable"/>
    <style:font-face style:name="JetBrainsMonoNL NFP Thin" svg:font-family="'JetBrainsMonoNL NFP Thin'" style:font-pitch="variable"/>
    <style:font-face style:name="Nimbus Mono PS" svg:font-family="'Nimbus Mono PS'" style:font-family-generic="modern" style:font-pitch="fixed"/>
    <style:font-face style:name="Nimbus Roman" svg:font-family="'Nimbus Roman'" style:font-pitch="fixed"/>
    <style:font-face style:name="Nimbus Roman1" svg:font-family="'Nimbus Roman'" style:font-pitch="variable"/>
    <style:font-face style:name="Nimbus Roman2"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Times New Roman" svg:font-family="'Times New Roman'" style:font-family-generic="roman"/>
    <style:font-face style:name="Times new roman" svg:font-family="'Times new roman'" style:font-family-generic="roman"/>
  </office:font-face-decls>
  <office:automatic-styles>
    <style:style style:name="P1" style:family="paragraph" style:parent-style-name="Standard">
      <style:paragraph-properties fo:line-height="100%"/>
      <style:text-properties officeooo:paragraph-rsid="0013310c"/>
    </style:style>
    <style:style style:name="P2" style:family="paragraph" style:parent-style-name="Standard">
      <style:paragraph-properties fo:line-height="100%"/>
      <style:text-properties officeooo:paragraph-rsid="00173698"/>
    </style:style>
    <style:style style:name="P3" style:family="paragraph" style:parent-style-name="Standard">
      <style:paragraph-properties fo:line-height="100%"/>
      <style:text-properties officeooo:paragraph-rsid="00182586"/>
    </style:style>
    <style:style style:name="P4" style:family="paragraph" style:parent-style-name="Standard">
      <style:paragraph-properties fo:line-height="100%"/>
      <style:text-properties officeooo:paragraph-rsid="001de348"/>
    </style:style>
    <style:style style:name="P5" style:family="paragraph" style:parent-style-name="Standard">
      <style:paragraph-properties fo:line-height="100%"/>
      <style:text-properties officeooo:paragraph-rsid="001fce18"/>
    </style:style>
    <style:style style:name="P6" style:family="paragraph" style:parent-style-name="Standard">
      <style:paragraph-properties fo:line-height="100%"/>
      <style:text-properties officeooo:paragraph-rsid="00236c32"/>
    </style:style>
    <style:style style:name="P7" style:family="paragraph" style:parent-style-name="Standard">
      <style:paragraph-properties fo:line-height="100%"/>
      <style:text-properties fo:font-size="10pt" officeooo:paragraph-rsid="000e1168" style:font-size-asian="10pt" style:font-size-complex="10pt"/>
    </style:style>
    <style:style style:name="P8" style:family="paragraph" style:parent-style-name="Standard">
      <style:paragraph-properties fo:line-height="100%"/>
      <style:text-properties fo:font-size="10pt" officeooo:rsid="000e1168" officeooo:paragraph-rsid="000e1168" style:font-size-asian="10pt" style:font-size-complex="10pt"/>
    </style:style>
    <style:style style:name="P9" style:family="paragraph" style:parent-style-name="Standard">
      <style:paragraph-properties fo:line-height="100%"/>
      <style:text-properties fo:font-size="14pt" officeooo:rsid="000e1168" officeooo:paragraph-rsid="000e1168" style:font-size-asian="12.25pt" style:font-size-complex="14pt"/>
    </style:style>
    <style:style style:name="P10" style:family="paragraph" style:parent-style-name="Standard">
      <style:paragraph-properties fo:line-height="100%"/>
      <style:text-properties fo:font-size="11pt" officeooo:paragraph-rsid="000e1168" style:font-size-asian="11pt" style:font-size-complex="11pt"/>
    </style:style>
    <style:style style:name="P11" style:family="paragraph" style:parent-style-name="Standard">
      <style:paragraph-properties fo:line-height="100%"/>
      <style:text-properties fo:font-size="11pt" fo:font-weight="bold" officeooo:rsid="00159f88" officeooo:paragraph-rsid="00159f88" style:font-size-asian="11pt" style:font-weight-asian="bold" style:font-size-complex="11pt" style:font-weight-complex="bold"/>
    </style:style>
    <style:style style:name="P12" style:family="paragraph" style:parent-style-name="Standard">
      <style:paragraph-properties fo:line-height="100%"/>
      <style:text-properties fo:font-size="11pt" fo:font-weight="bold" officeooo:rsid="00173698" officeooo:paragraph-rsid="00173698" style:font-size-asian="11pt" style:font-weight-asian="bold" style:font-size-complex="11pt" style:font-weight-complex="bold"/>
    </style:style>
    <style:style style:name="P13" style:family="paragraph" style:parent-style-name="Standard">
      <style:paragraph-properties fo:line-height="100%"/>
      <style:text-properties fo:font-size="11pt" fo:font-weight="bold" officeooo:rsid="0019f428" officeooo:paragraph-rsid="0019f428" style:font-size-asian="11pt" style:font-weight-asian="bold" style:font-size-complex="11pt" style:font-weight-complex="bold"/>
    </style:style>
    <style:style style:name="P14" style:family="paragraph" style:parent-style-name="Standard">
      <style:paragraph-properties fo:line-height="100%"/>
      <style:text-properties fo:font-size="12pt" fo:font-weight="bold" officeooo:rsid="0013e8b5" officeooo:paragraph-rsid="0013e8b5" style:font-size-asian="12pt" style:font-weight-asian="bold" style:font-size-complex="12pt" style:font-weight-complex="bold"/>
    </style:style>
    <style:style style:name="P15" style:family="paragraph" style:parent-style-name="Standard">
      <style:paragraph-properties fo:line-height="100%"/>
      <style:text-properties fo:font-size="12pt" fo:font-weight="bold" officeooo:rsid="001fce18" officeooo:paragraph-rsid="001fce18" style:font-size-asian="12pt" style:font-weight-asian="bold" style:font-size-complex="12pt" style:font-weight-complex="bold"/>
    </style:style>
    <style:style style:name="P16" style:family="paragraph" style:parent-style-name="Standard">
      <style:paragraph-properties fo:line-height="100%"/>
      <style:text-properties fo:font-size="12pt" fo:font-weight="bold" officeooo:rsid="00236c32" officeooo:paragraph-rsid="00236c32" style:font-size-asian="12pt" style:font-weight-asian="bold" style:font-size-complex="12pt" style:font-weight-complex="bold"/>
    </style:style>
    <style:style style:name="P17" style:family="paragraph" style:parent-style-name="Standard">
      <style:paragraph-properties fo:line-height="100%"/>
      <style:text-properties fo:font-size="12pt" fo:font-weight="bold" officeooo:rsid="0024ba00" officeooo:paragraph-rsid="0024ba00" style:font-size-asian="12pt" style:font-weight-asian="bold" style:font-size-complex="12pt" style:font-weight-complex="bold"/>
    </style:style>
    <style:style style:name="P18" style:family="paragraph" style:parent-style-name="Standard">
      <style:paragraph-properties fo:line-height="100%"/>
      <style:text-properties fo:font-size="12pt" fo:font-weight="bold" officeooo:rsid="0026b862" officeooo:paragraph-rsid="0026b862" style:font-size-asian="12pt" style:font-weight-asian="bold" style:font-size-complex="12pt" style:font-weight-complex="bold"/>
    </style:style>
    <style:style style:name="P19" style:family="paragraph" style:parent-style-name="Standard">
      <style:paragraph-properties fo:line-height="100%"/>
      <style:text-properties style:font-name="Times New Roman" fo:font-size="10.5pt" officeooo:rsid="000e1168" officeooo:paragraph-rsid="000e1168" style:font-size-asian="10.5pt" style:font-size-complex="10.5pt"/>
    </style:style>
    <style:style style:name="P20" style:family="paragraph" style:parent-style-name="Standard">
      <style:paragraph-properties fo:line-height="100%"/>
      <style:text-properties style:font-name="Times New Roman" fo:font-size="10.5pt" officeooo:rsid="000e1168" officeooo:paragraph-rsid="001c298b" style:font-size-asian="10.5pt" style:font-size-complex="10.5pt"/>
    </style:style>
    <style:style style:name="P21" style:family="paragraph" style:parent-style-name="Standard">
      <style:paragraph-properties fo:line-height="100%"/>
      <style:text-properties style:font-name="Times New Roman" fo:font-size="10.5pt" officeooo:rsid="001c298b" officeooo:paragraph-rsid="001c298b" style:font-size-asian="10.5pt" style:font-size-complex="10.5pt"/>
    </style:style>
    <style:style style:name="P22" style:family="paragraph" style:parent-style-name="Standard">
      <style:paragraph-properties fo:line-height="100%"/>
      <style:text-properties style:font-name="Times New Roman" fo:font-size="10.5pt" officeooo:rsid="001d52e8" officeooo:paragraph-rsid="001d52e8" style:font-size-asian="10.5pt" style:font-size-complex="10.5pt"/>
    </style:style>
    <style:style style:name="P23" style:family="paragraph" style:parent-style-name="Standard">
      <style:paragraph-properties fo:line-height="100%"/>
      <style:text-properties style:font-name="Times New Roman" fo:font-size="13pt" fo:font-weight="bold" officeooo:rsid="000e1168" officeooo:paragraph-rsid="001c298b" style:font-size-asian="13pt" style:font-weight-asian="bold" style:font-size-complex="13pt" style:font-weight-complex="bold"/>
    </style:style>
    <style:style style:name="P24" style:family="paragraph" style:parent-style-name="Standard">
      <style:paragraph-properties fo:line-height="100%"/>
      <style:text-properties style:font-name="Times New Roman" fo:font-size="12pt" fo:font-weight="bold" officeooo:rsid="001c298b" officeooo:paragraph-rsid="001c298b" style:font-size-asian="12pt" style:font-weight-asian="bold" style:font-size-complex="12pt" style:font-weight-complex="bold"/>
    </style:style>
    <style:style style:name="P25" style:family="paragraph" style:parent-style-name="Standard">
      <style:paragraph-properties fo:line-height="100%"/>
      <style:text-properties style:font-name="Nimbus Roman1" fo:font-size="13pt" fo:font-weight="bold" officeooo:rsid="000e1168" officeooo:paragraph-rsid="000e1168" style:font-size-asian="13pt" style:font-weight-asian="bold" style:font-size-complex="13pt" style:font-weight-complex="bold"/>
    </style:style>
    <style:style style:name="P26" style:family="paragraph" style:parent-style-name="Standard">
      <style:paragraph-properties fo:line-height="100%"/>
      <style:text-properties style:font-name="Nimbus Roman1" fo:font-size="13pt" fo:font-style="normal" style:text-underline-style="none" fo:font-weight="bold" officeooo:rsid="0013310c" officeooo:paragraph-rsid="0013310c" style:font-size-asian="13pt" style:font-style-asian="normal" style:font-weight-asian="bold" style:font-size-complex="13pt" style:font-style-complex="normal" style:font-weight-complex="bold"/>
    </style:style>
    <style:style style:name="P27" style:family="paragraph" style:parent-style-name="Standard">
      <style:paragraph-properties fo:line-height="100%"/>
      <style:text-properties style:font-name="Nimbus Roman1" fo:font-size="12pt" fo:font-weight="bold" officeooo:rsid="000e1168" officeooo:paragraph-rsid="000e1168" style:font-size-asian="12pt" style:font-weight-asian="bold" style:font-size-complex="12pt" style:font-weight-complex="bold"/>
    </style:style>
    <style:style style:name="P28" style:family="paragraph" style:parent-style-name="Standard">
      <style:paragraph-properties fo:line-height="100%"/>
      <style:text-properties style:font-name="Nimbus Roman1" fo:font-size="12pt" fo:font-style="normal" style:text-underline-style="none" fo:font-weight="bold" officeooo:rsid="0010e61b" officeooo:paragraph-rsid="0010e61b" style:font-size-asian="12pt" style:font-style-asian="normal" style:font-weight-asian="bold" style:font-size-complex="12pt" style:font-style-complex="normal" style:font-weight-complex="bold"/>
    </style:style>
    <style:style style:name="P29" style:family="paragraph" style:parent-style-name="Standard">
      <style:paragraph-properties fo:line-height="100%"/>
      <style:text-properties style:font-name="Nimbus Roman1" fo:font-size="12pt" fo:font-style="normal" style:text-underline-style="none" fo:font-weight="bold" officeooo:rsid="0013310c" officeooo:paragraph-rsid="0013310c" style:font-size-asian="12pt" style:font-style-asian="normal" style:font-weight-asian="bold" style:font-size-complex="12pt" style:font-style-complex="normal" style:font-weight-complex="bold"/>
    </style:style>
    <style:style style:name="P30" style:family="paragraph" style:parent-style-name="Standard">
      <style:paragraph-properties fo:line-height="100%"/>
      <style:text-properties style:font-name="Nimbus Roman1" fo:font-size="10.5pt" officeooo:rsid="0010e61b" officeooo:paragraph-rsid="0010e61b" style:font-size-asian="10.5pt" style:font-size-complex="10.5pt"/>
    </style:style>
    <style:style style:name="P31" style:family="paragraph" style:parent-style-name="Standard">
      <style:paragraph-properties fo:line-height="100%"/>
      <style:text-properties style:font-name="Nimbus Roman1" fo:font-size="10.5pt" fo:font-style="normal" officeooo:rsid="0010e61b" officeooo:paragraph-rsid="0010e61b" style:font-size-asian="10.5pt" style:font-style-asian="normal" style:font-size-complex="10.5pt" style:font-style-complex="normal"/>
    </style:style>
    <style:style style:name="P32" style:family="paragraph" style:parent-style-name="Standard">
      <style:paragraph-properties fo:line-height="100%"/>
      <style:text-properties style:font-name="Nimbus Roman1" fo:font-size="10.5pt" fo:font-style="normal" style:text-underline-style="solid" style:text-underline-width="auto" style:text-underline-color="font-color" officeooo:rsid="0010e61b" officeooo:paragraph-rsid="0010e61b" style:font-size-asian="10.5pt" style:font-style-asian="normal" style:font-size-complex="10.5pt" style:font-style-complex="normal"/>
    </style:style>
    <style:style style:name="P33" style:family="paragraph" style:parent-style-name="Standard">
      <style:paragraph-properties fo:line-height="100%"/>
      <style:text-properties style:font-name="Nimbus Roman1" fo:font-size="10.5pt" fo:font-style="normal" style:text-underline-style="none" officeooo:rsid="0010e61b" officeooo:paragraph-rsid="0010e61b" style:font-size-asian="10.5pt" style:font-style-asian="normal" style:font-size-complex="10.5pt" style:font-style-complex="normal"/>
    </style:style>
    <style:style style:name="P34" style:family="paragraph" style:parent-style-name="Standard">
      <style:paragraph-properties fo:line-height="100%"/>
      <style:text-properties style:font-name="Nimbus Roman1" fo:font-size="10.5pt" fo:font-style="normal" style:text-underline-style="none" officeooo:rsid="00119f02" officeooo:paragraph-rsid="00119f02" style:font-size-asian="10.5pt" style:font-style-asian="normal" style:font-size-complex="10.5pt" style:font-style-complex="normal"/>
    </style:style>
    <style:style style:name="P35" style:family="paragraph" style:parent-style-name="Standard">
      <style:paragraph-properties fo:line-height="100%"/>
      <style:text-properties style:font-name="Nimbus Roman1" fo:font-size="10.5pt" fo:font-style="normal" style:text-underline-style="none" fo:font-weight="normal" officeooo:rsid="00119f02" officeooo:paragraph-rsid="00119f02" style:font-size-asian="9.14999961853027pt" style:font-style-asian="normal" style:font-weight-asian="normal" style:font-size-complex="10.5pt" style:font-style-complex="normal" style:font-weight-complex="normal"/>
    </style:style>
    <style:style style:name="P36" style:family="paragraph" style:parent-style-name="Standard">
      <style:paragraph-properties fo:line-height="100%"/>
      <style:text-properties fo:font-size="10.5pt" fo:font-weight="normal" officeooo:rsid="0013e8b5" officeooo:paragraph-rsid="0013e8b5" style:font-size-asian="9.14999961853027pt" style:font-weight-asian="normal" style:font-size-complex="10.5pt" style:font-weight-complex="normal"/>
    </style:style>
    <style:style style:name="P37" style:family="paragraph" style:parent-style-name="Standard">
      <style:paragraph-properties fo:line-height="100%"/>
      <style:text-properties fo:font-size="10.5pt" fo:font-weight="normal" officeooo:rsid="00173698" officeooo:paragraph-rsid="00173698" style:font-size-asian="9.14999961853027pt" style:font-weight-asian="normal" style:font-size-complex="10.5pt" style:font-weight-complex="normal"/>
    </style:style>
    <style:style style:name="P38" style:family="paragraph" style:parent-style-name="Standard">
      <style:paragraph-properties fo:line-height="100%"/>
      <style:text-properties style:font-name="FreeMono" fo:font-size="10.5pt" officeooo:paragraph-rsid="000e1168" style:font-size-asian="10.5pt" style:font-size-complex="10.5pt"/>
    </style:style>
    <style:style style:name="P39" style:family="paragraph" style:parent-style-name="Standard">
      <style:paragraph-properties fo:line-height="100%"/>
      <style:text-properties officeooo:rsid="0013ca24" officeooo:paragraph-rsid="0013ca24"/>
    </style:style>
    <style:style style:name="P40" style:family="paragraph" style:parent-style-name="Standard">
      <style:paragraph-properties fo:line-height="100%"/>
      <style:text-properties officeooo:rsid="0017d444" officeooo:paragraph-rsid="0017d444"/>
    </style:style>
    <style:style style:name="P41" style:family="paragraph" style:parent-style-name="Standard">
      <style:paragraph-properties fo:line-height="100%"/>
      <style:text-properties officeooo:rsid="0019f428" officeooo:paragraph-rsid="0019f428"/>
    </style:style>
    <style:style style:name="P42" style:family="paragraph" style:parent-style-name="Standard">
      <style:paragraph-properties fo:line-height="100%"/>
      <style:text-properties officeooo:rsid="0019f428" officeooo:paragraph-rsid="001ae293"/>
    </style:style>
    <style:style style:name="P43" style:family="paragraph" style:parent-style-name="Standard">
      <style:paragraph-properties fo:line-height="100%"/>
      <style:text-properties officeooo:rsid="001fce18" officeooo:paragraph-rsid="001fce18"/>
    </style:style>
    <style:style style:name="P44" style:family="paragraph" style:parent-style-name="Standard">
      <style:paragraph-properties fo:line-height="100%"/>
      <style:text-properties officeooo:rsid="00236c32" officeooo:paragraph-rsid="00236c32"/>
    </style:style>
    <style:style style:name="P45" style:family="paragraph" style:parent-style-name="Standard">
      <style:paragraph-properties fo:line-height="100%"/>
      <style:text-properties officeooo:rsid="0024ba00" officeooo:paragraph-rsid="0024ba00"/>
    </style:style>
    <style:style style:name="P46" style:family="paragraph" style:parent-style-name="Standard">
      <style:paragraph-properties fo:line-height="100%"/>
      <style:text-properties officeooo:rsid="0024ba00" officeooo:paragraph-rsid="0024cf65"/>
    </style:style>
    <style:style style:name="P47" style:family="paragraph" style:parent-style-name="Standard">
      <style:paragraph-properties fo:line-height="100%"/>
      <style:text-properties officeooo:rsid="0024cf65" officeooo:paragraph-rsid="0024cf65"/>
    </style:style>
    <style:style style:name="P48" style:family="paragraph" style:parent-style-name="Standard">
      <style:paragraph-properties fo:line-height="100%"/>
      <style:text-properties officeooo:rsid="0026b862" officeooo:paragraph-rsid="0026b862"/>
    </style:style>
    <style:style style:name="T1" style:family="text">
      <style:text-properties officeooo:rsid="000e1168"/>
    </style:style>
    <style:style style:name="T2" style:family="text">
      <style:text-properties officeooo:rsid="000f8bd0"/>
    </style:style>
    <style:style style:name="T3" style:family="text">
      <style:text-properties style:font-name="FreeMono"/>
    </style:style>
    <style:style style:name="T4" style:family="text">
      <style:text-properties style:font-name="FreeMono" fo:font-size="12pt" style:font-size-asian="12pt" style:font-size-complex="12pt"/>
    </style:style>
    <style:style style:name="T5" style:family="text">
      <style:text-properties style:font-name="FreeMono" fo:font-size="10.5pt" style:font-size-asian="10.5pt" style:font-size-complex="10.5pt"/>
    </style:style>
    <style:style style:name="T6" style:family="text">
      <style:text-properties style:font-name="FreeMono" fo:font-size="10.5pt" officeooo:rsid="00182586" style:font-size-asian="10.5pt" style:font-size-complex="10.5pt"/>
    </style:style>
    <style:style style:name="T7" style:family="text">
      <style:text-properties style:font-name="FreeMono" fo:font-size="10.5pt" officeooo:rsid="0017d444" style:font-size-asian="10.5pt" style:font-size-complex="10.5pt"/>
    </style:style>
    <style:style style:name="T8" style:family="text">
      <style:text-properties style:font-name="FreeMono" fo:font-size="10.5pt" fo:font-style="normal" style:font-size-asian="10.5pt" style:font-style-asian="normal" style:font-size-complex="10.5pt" style:font-style-complex="normal"/>
    </style:style>
    <style:style style:name="T9" style:family="text">
      <style:text-properties style:font-name="FreeMono" fo:font-size="10.5pt" fo:font-weight="normal" officeooo:rsid="00173698" style:font-size-asian="9.14999961853027pt" style:font-weight-asian="normal" style:font-size-complex="10.5pt" style:font-weight-complex="normal"/>
    </style:style>
    <style:style style:name="T10" style:family="text">
      <style:text-properties style:font-name="FreeMono" fo:font-size="10.5pt" fo:font-weight="normal" officeooo:rsid="00173698" style:font-size-asian="10.5pt" style:font-weight-asian="normal" style:font-size-complex="10.5pt" style:font-weight-complex="normal"/>
    </style:style>
    <style:style style:name="T11" style:family="text">
      <style:text-properties style:font-name="FreeMono" fo:font-style="italic" style:font-style-asian="italic" style:font-style-complex="italic"/>
    </style:style>
    <style:style style:name="T12" style:family="text">
      <style:text-properties style:font-name="FreeMono" officeooo:rsid="00128863"/>
    </style:style>
    <style:style style:name="T13" style:family="text">
      <style:text-properties style:font-name="FreeMono" officeooo:rsid="00159f88"/>
    </style:style>
    <style:style style:name="T14" style:family="text">
      <style:text-properties style:text-position="sub 58%" style:font-name="FreeMono"/>
    </style:style>
    <style:style style:name="T15" style:family="text">
      <style:text-properties style:text-position="0% 100%"/>
    </style:style>
    <style:style style:name="T16" style:family="text">
      <style:text-properties style:text-position="0% 100%" officeooo:rsid="00119f02"/>
    </style:style>
    <style:style style:name="T17" style:family="text">
      <style:text-properties style:text-position="0% 100%" style:font-name="FreeMono"/>
    </style:style>
    <style:style style:name="T18" style:family="text">
      <style:text-properties style:text-position="0% 100%" style:font-name="FreeMono" officeooo:rsid="00119f02"/>
    </style:style>
    <style:style style:name="T19" style:family="text">
      <style:text-properties officeooo:rsid="00119f02"/>
    </style:style>
    <style:style style:name="T20" style:family="text">
      <style:text-properties style:font-name="Nimbus Roman1"/>
    </style:style>
    <style:style style:name="T21" style:family="text">
      <style:text-properties style:font-name="Nimbus Roman1" fo:font-size="10.5pt" fo:font-style="normal" style:text-underline-style="none" fo:font-weight="normal" officeooo:rsid="0013310c" style:font-size-asian="10.5pt" style:font-style-asian="normal" style:font-weight-asian="normal" style:font-size-complex="10.5pt" style:font-style-complex="normal" style:font-weight-complex="normal"/>
    </style:style>
    <style:style style:name="T22" style:family="text">
      <style:text-properties style:font-name="Nimbus Roman1" fo:font-size="10.5pt" fo:font-style="normal" style:text-underline-style="none" fo:font-weight="normal" officeooo:rsid="0013ca24" style:font-size-asian="10.5pt" style:font-style-asian="normal" style:font-weight-asian="normal" style:font-size-complex="10.5pt" style:font-style-complex="normal" style:font-weight-complex="normal"/>
    </style:style>
    <style:style style:name="T23" style:family="text">
      <style:text-properties style:font-name="Nimbus Roman1" fo:font-size="10.5pt" fo:font-style="normal" style:font-size-asian="10.5pt" style:font-style-asian="normal" style:font-size-complex="10.5pt" style:font-style-complex="normal"/>
    </style:style>
    <style:style style:name="T24" style:family="text">
      <style:text-properties style:font-name="Nimbus Roman1" fo:font-size="10.5pt" fo:font-style="normal" fo:font-weight="normal" style:font-size-asian="9.14999961853027pt" style:font-style-asian="normal" style:font-weight-asian="normal" style:font-size-complex="10.5pt" style:font-style-complex="normal" style:font-weight-complex="normal"/>
    </style:style>
    <style:style style:name="T25" style:family="text">
      <style:text-properties style:font-name="Nimbus Roman1" fo:font-size="10.5pt" fo:font-style="normal" fo:font-weight="normal" officeooo:rsid="001de348" style:font-size-asian="9.14999961853027pt" style:font-style-asian="normal" style:font-weight-asian="normal" style:font-size-complex="10.5pt" style:font-style-complex="normal" style:font-weight-complex="normal"/>
    </style:style>
    <style:style style:name="T26" style:family="text">
      <style:text-properties style:font-name="Nimbus Roman1" fo:font-size="10.5pt" fo:font-style="normal" fo:font-weight="normal" officeooo:rsid="001f2981" style:font-size-asian="9.14999961853027pt" style:font-style-asian="normal" style:font-weight-asian="normal" style:font-size-complex="10.5pt" style:font-style-complex="normal" style:font-weight-complex="normal"/>
    </style:style>
    <style:style style:name="T27" style:family="text">
      <style:text-properties style:font-name="Nimbus Roman1" fo:font-size="10.5pt" fo:font-style="normal" fo:font-weight="normal" officeooo:rsid="001fce18" style:font-size-asian="9.14999961853027pt" style:font-style-asian="normal" style:font-weight-asian="normal" style:font-size-complex="10.5pt" style:font-style-complex="normal" style:font-weight-complex="normal"/>
    </style:style>
    <style:style style:name="T28" style:family="text">
      <style:text-properties style:font-name="Nimbus Roman1" fo:font-size="10.5pt" fo:font-style="normal" fo:font-weight="normal" officeooo:rsid="00236c32" style:font-size-asian="9.14999961853027pt" style:font-style-asian="normal" style:font-weight-asian="normal" style:font-size-complex="10.5pt" style:font-style-complex="normal" style:font-weight-complex="normal"/>
    </style:style>
    <style:style style:name="T29" style:family="text">
      <style:text-properties style:font-name="Nimbus Roman1" fo:font-size="10.5pt" fo:font-style="normal" fo:font-weight="normal" officeooo:rsid="00239475" style:font-size-asian="9.14999961853027pt" style:font-style-asian="normal" style:font-weight-asian="normal" style:font-size-complex="10.5pt" style:font-style-complex="normal" style:font-weight-complex="normal"/>
    </style:style>
    <style:style style:name="T30" style:family="text">
      <style:text-properties style:font-name="Nimbus Roman1" fo:font-size="10.5pt" fo:font-style="normal" fo:font-weight="normal" officeooo:rsid="0024ba00" style:font-size-asian="9.14999961853027pt" style:font-style-asian="normal" style:font-weight-asian="normal" style:font-size-complex="10.5pt" style:font-style-complex="normal" style:font-weight-complex="normal"/>
    </style:style>
    <style:style style:name="T31" style:family="text">
      <style:text-properties style:font-name="Nimbus Roman1" fo:font-size="10.5pt" fo:font-style="normal" fo:font-weight="normal" officeooo:rsid="0024cf65" style:font-size-asian="9.14999961853027pt" style:font-style-asian="normal" style:font-weight-asian="normal" style:font-size-complex="10.5pt" style:font-style-complex="normal" style:font-weight-complex="normal"/>
    </style:style>
    <style:style style:name="T32" style:family="text">
      <style:text-properties style:font-name="Nimbus Roman1" fo:font-size="10.5pt" fo:font-style="normal" fo:font-weight="normal" officeooo:rsid="0026b862" style:font-size-asian="9.14999961853027pt" style:font-style-asian="normal" style:font-weight-asian="normal" style:font-size-complex="10.5pt" style:font-style-complex="normal" style:font-weight-complex="normal"/>
    </style:style>
    <style:style style:name="T33" style:family="text">
      <style:text-properties style:font-name="Nimbus Roman1" fo:font-size="10.5pt" fo:font-style="normal" fo:font-weight="normal" style:font-size-asian="10.5pt" style:font-style-asian="normal" style:font-weight-asian="normal" style:font-size-complex="10.5pt" style:font-style-complex="normal" style:font-weight-complex="normal"/>
    </style:style>
    <style:style style:name="T34" style:family="text">
      <style:text-properties style:font-name="Nimbus Roman1" fo:font-size="10.5pt" fo:font-style="normal" fo:font-weight="normal" officeooo:rsid="001de348" style:font-size-asian="10.5pt" style:font-style-asian="normal" style:font-weight-asian="normal" style:font-size-complex="10.5pt" style:font-style-complex="normal" style:font-weight-complex="normal"/>
    </style:style>
    <style:style style:name="T35" style:family="text">
      <style:text-properties style:font-name="Nimbus Roman1" fo:font-size="10.5pt" fo:font-style="normal" fo:font-weight="normal" officeooo:rsid="001f2981" style:font-size-asian="10.5pt" style:font-style-asian="normal" style:font-weight-asian="normal" style:font-size-complex="10.5pt" style:font-style-complex="normal" style:font-weight-complex="normal"/>
    </style:style>
    <style:style style:name="T36" style:family="text">
      <style:text-properties style:font-name="Nimbus Roman1" fo:font-size="10.5pt" fo:font-style="normal" fo:font-weight="normal" officeooo:rsid="001fce18" style:font-size-asian="10.5pt" style:font-style-asian="normal" style:font-weight-asian="normal" style:font-size-complex="10.5pt" style:font-style-complex="normal" style:font-weight-complex="normal"/>
    </style:style>
    <style:style style:name="T37" style:family="text">
      <style:text-properties style:font-name="Nimbus Roman1" fo:font-size="10.5pt" fo:font-style="normal" fo:font-weight="normal" officeooo:rsid="00204267" style:font-size-asian="10.5pt" style:font-style-asian="normal" style:font-weight-asian="normal" style:font-size-complex="10.5pt" style:font-style-complex="normal" style:font-weight-complex="normal"/>
    </style:style>
    <style:style style:name="T38" style:family="text">
      <style:text-properties style:font-name="Nimbus Roman1" fo:font-size="10.5pt" fo:font-style="normal" fo:font-weight="normal" officeooo:rsid="002051af" style:font-size-asian="10.5pt" style:font-style-asian="normal" style:font-weight-asian="normal" style:font-size-complex="10.5pt" style:font-style-complex="normal" style:font-weight-complex="normal"/>
    </style:style>
    <style:style style:name="T39" style:family="text">
      <style:text-properties style:font-name="Nimbus Roman1" fo:font-size="10.5pt" fo:font-style="normal" fo:font-weight="normal" officeooo:rsid="0021d1fd" style:font-size-asian="10.5pt" style:font-style-asian="normal" style:font-weight-asian="normal" style:font-size-complex="10.5pt" style:font-style-complex="normal" style:font-weight-complex="normal"/>
    </style:style>
    <style:style style:name="T40" style:family="text">
      <style:text-properties style:font-name="Nimbus Roman1" fo:font-size="10.5pt" fo:font-style="normal" fo:font-weight="normal" officeooo:rsid="00236c32" style:font-size-asian="10.5pt" style:font-style-asian="normal" style:font-weight-asian="normal" style:font-size-complex="10.5pt" style:font-style-complex="normal" style:font-weight-complex="normal"/>
    </style:style>
    <style:style style:name="T41" style:family="text">
      <style:text-properties style:font-name="Nimbus Roman1" fo:font-size="10.5pt" fo:font-style="italic" style:text-underline-style="none" fo:font-weight="normal" officeooo:rsid="0013310c" style:font-size-asian="10.5pt" style:font-style-asian="italic" style:font-weight-asian="normal" style:font-size-complex="10.5pt" style:font-style-complex="italic" style:font-weight-complex="normal"/>
    </style:style>
    <style:style style:name="T42" style:family="text">
      <style:text-properties style:font-name="Nimbus Roman1" fo:font-size="10.5pt" fo:font-style="italic" fo:font-weight="normal" officeooo:rsid="00173698" style:font-size-asian="9.14999961853027pt" style:font-style-asian="italic" style:font-weight-asian="normal" style:font-size-complex="10.5pt" style:font-style-complex="italic" style:font-weight-complex="normal"/>
    </style:style>
    <style:style style:name="T43" style:family="text">
      <style:text-properties style:font-name="Nimbus Roman1" fo:font-size="10.5pt" fo:font-style="italic" fo:font-weight="normal" officeooo:rsid="001de348" style:font-size-asian="9.14999961853027pt" style:font-style-asian="italic" style:font-weight-asian="normal" style:font-size-complex="10.5pt" style:font-style-complex="italic" style:font-weight-complex="normal"/>
    </style:style>
    <style:style style:name="T44" style:family="text">
      <style:text-properties style:font-name="Nimbus Roman1" fo:font-size="10.5pt" fo:font-style="italic" fo:font-weight="normal" officeooo:rsid="001f2981" style:font-size-asian="9.14999961853027pt" style:font-style-asian="italic" style:font-weight-asian="normal" style:font-size-complex="10.5pt" style:font-style-complex="italic" style:font-weight-complex="normal"/>
    </style:style>
    <style:style style:name="T45" style:family="text">
      <style:text-properties style:font-name="Nimbus Roman1" fo:font-size="10.5pt" fo:font-style="italic" fo:font-weight="normal" officeooo:rsid="00239475" style:font-size-asian="9.14999961853027pt" style:font-style-asian="italic" style:font-weight-asian="normal" style:font-size-complex="10.5pt" style:font-style-complex="italic" style:font-weight-complex="normal"/>
    </style:style>
    <style:style style:name="T46" style:family="text">
      <style:text-properties style:font-name="Nimbus Roman1" fo:font-size="10.5pt" fo:font-style="italic" style:font-size-asian="10.5pt" style:font-style-asian="italic" style:font-size-complex="10.5pt" style:font-style-complex="italic"/>
    </style:style>
    <style:style style:name="T47" style:family="text">
      <style:text-properties style:font-name="Nimbus Roman1" fo:font-size="10.5pt" style:font-size-asian="10.5pt" style:font-size-complex="10.5pt"/>
    </style:style>
    <style:style style:name="T48" style:family="text">
      <style:text-properties style:font-name="Nimbus Roman1" fo:font-size="10.5pt" officeooo:rsid="0013e8b5" style:font-size-asian="10.5pt" style:font-size-complex="10.5pt"/>
    </style:style>
    <style:style style:name="T49" style:family="text">
      <style:text-properties style:font-name="Nimbus Roman1" fo:font-size="10.5pt" officeooo:rsid="00173698" style:font-size-asian="10.5pt" style:font-size-complex="10.5pt"/>
    </style:style>
    <style:style style:name="T50" style:family="text">
      <style:text-properties style:font-name="Nimbus Roman1" fo:font-size="10.5pt" officeooo:rsid="0017d444" style:font-size-asian="10.5pt" style:font-size-complex="10.5pt"/>
    </style:style>
    <style:style style:name="T51" style:family="text">
      <style:text-properties style:font-name="Nimbus Roman1" fo:font-size="10.5pt" officeooo:rsid="00182586" style:font-size-asian="10.5pt" style:font-size-complex="10.5pt"/>
    </style:style>
    <style:style style:name="T52" style:family="text">
      <style:text-properties style:font-name="Nimbus Roman1" fo:font-size="10.5pt" officeooo:rsid="0019f428" style:font-size-asian="10.5pt" style:font-size-complex="10.5pt"/>
    </style:style>
    <style:style style:name="T53" style:family="text">
      <style:text-properties style:font-name="Nimbus Roman1" fo:font-size="10.5pt" officeooo:rsid="001ae293" style:font-size-asian="10.5pt" style:font-size-complex="10.5pt"/>
    </style:style>
    <style:style style:name="T54" style:family="text">
      <style:text-properties style:font-name="Nimbus Roman1" fo:font-size="10.5pt" officeooo:rsid="001babb8" style:font-size-asian="10.5pt" style:font-size-complex="10.5pt"/>
    </style:style>
    <style:style style:name="T55" style:family="text">
      <style:text-properties style:font-name="Nimbus Roman1" fo:font-size="10.5pt" officeooo:rsid="001c298b" style:font-size-asian="10.5pt" style:font-size-complex="10.5pt"/>
    </style:style>
    <style:style style:name="T56" style:family="text">
      <style:text-properties style:font-name="Nimbus Roman1" fo:font-size="10.5pt" officeooo:rsid="00236c32" style:font-size-asian="10.5pt" style:font-size-complex="10.5pt"/>
    </style:style>
    <style:style style:name="T57" style:family="text">
      <style:text-properties style:font-name="Nimbus Roman1" fo:font-size="10.5pt" officeooo:rsid="0026b862" style:font-size-asian="10.5pt" style:font-size-complex="10.5pt"/>
    </style:style>
    <style:style style:name="T58" style:family="text">
      <style:text-properties style:font-name="Nimbus Roman1" fo:font-size="10.5pt" fo:font-weight="normal" officeooo:rsid="00173698" style:font-size-asian="9.14999961853027pt" style:font-weight-asian="normal" style:font-size-complex="10.5pt" style:font-weight-complex="normal"/>
    </style:style>
    <style:style style:name="T59" style:family="text">
      <style:text-properties style:font-name="Nimbus Roman1" fo:font-size="10.5pt" fo:font-weight="normal" officeooo:rsid="001de348" style:font-size-asian="9.14999961853027pt" style:font-weight-asian="normal" style:font-size-complex="10.5pt" style:font-weight-complex="normal"/>
    </style:style>
    <style:style style:name="T60" style:family="text">
      <style:text-properties style:font-name="Nimbus Roman1" fo:font-size="10.5pt" fo:font-weight="normal" officeooo:rsid="00173698" style:font-size-asian="10.5pt" style:font-weight-asian="normal" style:font-size-complex="10.5pt" style:font-weight-complex="normal"/>
    </style:style>
    <style:style style:name="T61" style:family="text">
      <style:text-properties style:font-name="Nimbus Roman1" officeooo:rsid="00159f88"/>
    </style:style>
    <style:style style:name="T62" style:family="text">
      <style:text-properties style:font-name="Nimbus Roman1" fo:font-style="italic" officeooo:rsid="00159f88" style:font-style-asian="italic" style:font-style-complex="italic"/>
    </style:style>
    <style:style style:name="T63" style:family="text">
      <style:text-properties style:font-name="Nimbus Roman1" officeooo:rsid="00173698"/>
    </style:style>
    <style:style style:name="T64" style:family="text">
      <style:text-properties style:font-name="Nimbus Roman1" officeooo:rsid="000f8bd0"/>
    </style:style>
    <style:style style:name="T65" style:family="text">
      <style:text-properties style:font-name="Nimbus Roman1" officeooo:rsid="001ae293"/>
    </style:style>
    <style:style style:name="T66" style:family="text">
      <style:text-properties style:font-name="Nimbus Roman1" officeooo:rsid="001c298b"/>
    </style:style>
    <style:style style:name="T67" style:family="text">
      <style:text-properties style:font-name="Nimbus Roman1" officeooo:rsid="001de348"/>
    </style:style>
    <style:style style:name="T68" style:family="text">
      <style:text-properties style:font-name="Nimbus Roman1" fo:font-style="normal" style:font-style-asian="normal" style:font-style-complex="normal"/>
    </style:style>
    <style:style style:name="T69" style:family="text">
      <style:text-properties style:font-name="Nimbus Roman1" fo:font-style="normal" fo:font-weight="normal" style:font-style-asian="normal" style:font-weight-asian="normal" style:font-style-complex="normal" style:font-weight-complex="normal"/>
    </style:style>
    <style:style style:name="T70" style:family="text">
      <style:text-properties officeooo:rsid="00128863"/>
    </style:style>
    <style:style style:name="T71" style:family="text">
      <style:text-properties fo:font-size="10.5pt" style:font-size-asian="10.5pt" style:font-size-complex="10.5pt"/>
    </style:style>
    <style:style style:name="T72" style:family="text">
      <style:text-properties fo:font-size="10.5pt" officeooo:rsid="0013310c" style:font-size-asian="10.5pt" style:font-size-complex="10.5pt"/>
    </style:style>
    <style:style style:name="T73" style:family="text">
      <style:text-properties fo:font-size="10.5pt" officeooo:rsid="0013ca24" style:font-size-asian="10.5pt" style:font-size-complex="10.5pt"/>
    </style:style>
    <style:style style:name="T74" style:family="text">
      <style:text-properties fo:font-size="10.5pt" officeooo:rsid="00173698" style:font-size-asian="10.5pt" style:font-size-complex="10.5pt"/>
    </style:style>
    <style:style style:name="T75" style:family="text">
      <style:text-properties fo:font-size="10.5pt" fo:font-style="normal" fo:font-weight="normal" officeooo:rsid="001f2981" style:font-size-asian="10.5pt" style:font-style-asian="normal" style:font-weight-asian="normal" style:font-size-complex="10.5pt" style:font-style-complex="normal" style:font-weight-complex="normal"/>
    </style:style>
    <style:style style:name="T76" style:family="text">
      <style:text-properties officeooo:rsid="001d52e8"/>
    </style:style>
    <style:style style:name="T77" style:family="text">
      <style:text-properties style:font-name="Nimbus Roman" fo:font-size="10.5pt" fo:font-style="normal" fo:font-weight="normal" officeooo:rsid="001f2981" style:font-size-asian="9.14999961853027pt" style:font-style-asian="normal" style:font-weight-asian="normal" style:font-size-complex="10.5pt" style:font-style-complex="normal" style:font-weight-complex="normal"/>
    </style:style>
    <style:style style:name="T78" style:family="text">
      <style:text-properties style:font-name="Nimbus Roman" fo:font-size="10.5pt" fo:font-style="normal" fo:font-weight="normal" officeooo:rsid="0024ba00" style:font-size-asian="9.14999961853027pt" style:font-style-asian="normal" style:font-weight-asian="normal" style:font-size-complex="10.5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4">[</text:span><text:a xlink:type="simple" xlink:href="mailto:elia@arch-elia" text:style-name="Internet_20_link" text:visited-style-name="Visited_20_Internet_20_Link"><text:span text:style-name="T4">elia@arch-elia</text:span></text:a><text:span text:style-name="T4"> ~/github/algo_exam/]$ ./tiles</text:span></text:p>
      <text:p text:style-name="P9"><text:span text:style-name="T4">[</text:span><text:a xlink:type="simple" xlink:href="mailto:elia@arch-elia" text:style-name="Internet_20_link" text:visited-style-name="Visited_20_Internet_20_Link"><text:span text:style-name="T4">elia@arch-elia</text:span></text:a><text:span text:style-name="T4"> ~/github/algo_exam/]$ C 0 0 elia_cortesi_01911A 1</text:span></text:p>
      <text:p text:style-name="P9"><text:span text:style-name="T4">[</text:span><text:a xlink:type="simple" xlink:href="mailto:elia@arch-elia" text:style-name="Internet_20_link" text:visited-style-name="Visited_20_Internet_20_Link"><text:span text:style-name="T4">elia@arch-elia</text:span></text:a><text:span text:style-name="T4"> ~/github/algo_exam/]$ C 0 1 tilesProject 1</text:span></text:p>
      <text:p text:style-name="P9"><text:span text:style-name="T4">[</text:span><text:a xlink:type="simple" xlink:href="mailto:elia@arch-elia" text:style-name="Internet_20_link" text:visited-style-name="Visited_20_Internet_20_Link"><text:span text:style-name="T4">elia@arch-elia</text:span></text:a><text:span text:style-name="T4"> ~/github/algo_exam/]$ ? 0 1</text:span></text:p>
      <text:p text:style-name="P7"/>
      <text:p text:style-name="P25">tilesProject by Elia Cortesi 01911A</text:p>
      <text:p text:style-name="P8"/>
      <text:p text:style-name="P19">Indice:</text:p>
      <text:p text:style-name="P19">1 - Introduzione</text:p>
      <text:p text:style-name="P19"><text:tab/>1.1 - Struttura del progetto</text:p>
      <text:p text:style-name="P19"><text:tab/>1.2 - Descrizione del progetto</text:p>
      <text:p text:style-name="P19">2 - Modellazione e implementazione</text:p>
      <text:p text:style-name="P19"><text:tab/>2.1 – Modellazione del problema</text:p>
      <text:p text:style-name="P19"><text:tab/>2.2 – Implementazione delle strutture dati</text:p>
      <text:p text:style-name="P19"><text:tab/><text:tab/>2.2.1 – Implementazione di gioco</text:p>
      <text:p text:style-name="P19"><text:tab/><text:tab/>2.2.2 – Implementazione di Union-Find</text:p>
      <text:p text:style-name="P19"><text:tab/><text:tab/>2.2.3 – Implementazione delle regole</text:p>
      <text:p text:style-name="P19">3 – Spiegazione delle <text:span text:style-name="T2">operazioni</text:span> con analisi delle prestazioni</text:p>
      <text:p text:style-name="P21"><text:tab/>3.1 – Operazioni <text:span text:style-name="T76">di Union-Find</text:span></text:p>
      <text:p text:style-name="P22"><text:tab/>3.2 – Operazioni di supporto</text:p>
      <text:p text:style-name="P21"><text:tab/>3.2 – Operazioni per <text:span text:style-name="T76">le piastrelle</text:span></text:p>
      <text:p text:style-name="P21"><text:tab/>3.3 – Operazioni per <text:span text:style-name="T76">i blocchi</text:span></text:p>
      <text:p text:style-name="P21"><text:tab/>3.4 – Operazioni <text:span text:style-name="T76">per le regole</text:span></text:p>
      <text:p text:style-name="P10"/>
      <text:p text:style-name="P25">1 – Introduzione</text:p>
      <text:p text:style-name="P8"/>
      <text:p text:style-name="P27">1.1 – Struttura del progetto</text:p>
      <text:p text:style-name="P8"/>
      <text:p text:style-name="P38"><text:span text:style-name="T1">tiles</text:span>/</text:p>
      <text:p text:style-name="P38">├── <text:span text:style-name="T2">tiles.go</text:span></text:p>
      <text:p text:style-name="P38">├── <text:span text:style-name="T2">unionFind.go</text:span></text:p>
      <text:p text:style-name="P38">├── <text:span text:style-name="T2">esegui.go</text:span></text:p>
      <text:p text:style-name="P38">├── <text:span text:style-name="T2">utils.go</text:span></text:p>
      <text:p text:style-name="P38">├── <text:span text:style-name="T2">colora.go</text:span></text:p>
      <text:p text:style-name="P38">├── <text:span text:style-name="T2">stato.go</text:span></text:p>
      <text:p text:style-name="P38">├── <text:span text:style-name="T2">spegni.go</text:span></text:p>
      <text:p text:style-name="P38">├── <text:span text:style-name="T2">regola.go</text:span></text:p>
      <text:p text:style-name="P38">├── <text:span text:style-name="T2">stampa.go</text:span></text:p>
      <text:p text:style-name="P38">├── <text:span text:style-name="T2">blocco.go</text:span></text:p>
      <text:p text:style-name="P38">├── <text:span text:style-name="T2">bloccoOmog.go</text:span></text:p>
      <text:p text:style-name="P38">├── <text:span text:style-name="T2">propaga.go</text:span></text:p>
      <text:p text:style-name="P38">├── <text:span text:style-name="T2">propagaBlocco.go</text:span></text:p>
      <text:p text:style-name="P38">├── <text:span text:style-name="T2">ordina.go</text:span></text:p>
      <text:p text:style-name="P38">├── <text:span text:style-name="T2">insertionSort.go</text:span></text:p>
      <text:p text:style-name="P38">├── <text:span text:style-name="T2">mergeSort.go</text:span></text:p>
      <text:p text:style-name="P38">├── <text:span text:style-name="T2">test</text:span>/</text:p>
      <text:p text:style-name="P38">│ <text:s text:c="2"/>├── <text:span text:style-name="T2">input</text:span>/</text:p>
      <text:p text:style-name="P38">│ <text:s text:c="2"/>│ <text:s text:c="2"/>├── <text:span text:style-name="T2">colora_stato.t</text:span>xt</text:p>
      <text:p text:style-name="P38">│ <text:s text:c="2"/>│ <text:s text:c="2"/>├── <text:span text:style-name="T2">regola_stampa</text:span>.txt</text:p>
      <text:p text:style-name="P38">│ <text:s text:c="2"/>│ <text:s text:c="2"/>├── <text:span text:style-name="T2">blocco_intensity</text:span>.txt</text:p>
      <text:p text:style-name="P38">│ <text:s text:c="2"/>│ <text:s text:c="2"/>├── <text:span text:style-name="T2">propaga_regole</text:span>.txt</text:p>
      <text:p text:style-name="P38">│ <text:s text:c="2"/>│ <text:s text:c="2"/>└── <text:span text:style-name="T2">spegni</text:span>.txt</text:p>
      <text:p text:style-name="P38">│ <text:s text:c="2"/>├── <text:span text:style-name="T2">output</text:span>/</text:p>
      <text:p text:style-name="P38">│ <text:s text:c="2"/>│ <text:s text:c="2"/>├── <text:span text:style-name="T2">colora_stato</text:span>.txt</text:p>
      <text:p text:style-name="P38">│ <text:s text:c="2"/>│ <text:s text:c="2"/>├── <text:span text:style-name="T2">regola_stampa</text:span>.txt</text:p>
      <text:p text:style-name="P38">│ <text:s text:c="2"/>│ <text:s text:c="2"/>├── <text:span text:style-name="T2">blocco_intensity</text:span>.txt</text:p>
      <text:p text:style-name="P38">│ <text:s text:c="2"/>│ <text:s text:c="2"/>├── <text:span text:style-name="T2">propaga_regole</text:span>.txt</text:p>
      <text:p text:style-name="P38">│ <text:s text:c="2"/>│ <text:s text:c="2"/>└── <text:span text:style-name="T2">spegni</text:span>.txt</text:p>
      <text:p text:style-name="P38"><text:soft-page-break/></text:p>
      <text:p text:style-name="P38"/>
      <text:p text:style-name="P30">I file all’interno della directory <text:span text:style-name="T3">tiles/test/input</text:span> sono dei file in formato <text:span text:style-name="T3">.txt</text:span> che servono a simulare una serie di comandi per il programma.</text:p>
      <text:p text:style-name="P30">I file all’interno della directory <text:span text:style-name="T3">tiles/test/output</text:span> sono dei file in formato <text:span text:style-name="T3">.txt </text:span>che contengono l’output atteso dei corrispettivi file di input.</text:p>
      <text:p text:style-name="P30">I file all’interno della directory <text:span text:style-name="T3">tiles/</text:span> sono tutti i file in formato <text:span text:style-name="T3">.go</text:span> che compongono il programma.</text:p>
      <text:p text:style-name="P30">Per avviare il programma correttamente eseguire il seguente comando all’interno della directory principale del progetto:</text:p>
      <text:p text:style-name="P30"/>
      <text:p text:style-name="P30"><text:span text:style-name="T3">[</text:span><text:a xlink:type="simple" xlink:href="mailto:elia@arch-elia" text:style-name="Internet_20_link" text:visited-style-name="Visited_20_Internet_20_Link"><text:span text:style-name="T3">elia@arch-elia</text:span></text:a><text:span text:style-name="T3"> ~/github/algo_exam/]$ go run .</text:span></text:p>
      <text:p text:style-name="P30"><text:span text:style-name="T3"/></text:p>
      <text:p text:style-name="P30">e poi inserire manualmente a piacimento i comandi relativi al programma elencati alla fine di questa sezione.</text:p>
      <text:p text:style-name="P30">Se si volesse utilizzare un input presente nella cartella <text:span text:style-name="T3">tiles/test/input</text:span> eseguire i seguenti comandi all’interno della directory principale del progetto:</text:p>
      <text:p text:style-name="P30"/>
      <text:p text:style-name="P30"><text:span text:style-name="T3">[</text:span><text:a xlink:type="simple" xlink:href="mailto:elia@arch-elia" text:style-name="Internet_20_link" text:visited-style-name="Visited_20_Internet_20_Link"><text:span text:style-name="T3">elia@arch-elia</text:span></text:a><text:span text:style-name="T3"> ~/github/algo_exam/]$ go build .</text:span></text:p>
      <text:p text:style-name="P30"><text:span text:style-name="T3">[</text:span><text:a xlink:type="simple" xlink:href="mailto:elia@arch-elia" text:style-name="Internet_20_link" text:visited-style-name="Visited_20_Internet_20_Link"><text:span text:style-name="T3">elia@arch-elia</text:span></text:a><text:span text:style-name="T3"> ~/github/algo_exam/]$ ./tiles &lt; test/input/</text:span><text:span text:style-name="T11">input_a_piacere.txt</text:span></text:p>
      <text:p text:style-name="P30"><text:span text:style-name="T11"/></text:p>
      <text:p text:style-name="P31">Se invece si volesse usare un input personale spostare il file <text:span text:style-name="T3">.txt</text:span> nella cartella <text:span text:style-name="T3">tiles/test/input</text:span> ed eseguire i comandi</text:p>
      <text:p text:style-name="P31">sopracitati con il nome del vostro file.</text:p>
      <text:p text:style-name="P31"/>
      <text:p text:style-name="P32">Lista dei comandi:</text:p>
      <text:p text:style-name="P33"><text:span text:style-name="T3">C x y <text:s/>α i: </text:span>colora la piastrella di coordinate (x,y) di colore a con intensita’ i</text:p>
      <text:p text:style-name="P33"><text:span text:style-name="T3">S x y:</text:span> spegn<text:span text:style-name="T19">e</text:span> la piastrella di coordinate (x,y)</text:p>
      <text:p text:style-name="P33"><text:span text:style-name="T3">r β k</text:span><text:span text:style-name="T14">1</text:span><text:span text:style-name="T17"> <text:s/>α</text:span><text:span text:style-name="T14">1 . . .</text:span><text:span text:style-name="T17"> k</text:span><text:span text:style-name="T14">n</text:span><text:span text:style-name="T17"> <text:s/>α</text:span><text:span text:style-name="T14">n</text:span><text:span text:style-name="T17">:</text:span><text:span text:style-name="T15"> inserisce la regola </text:span><text:span text:style-name="T16">definita nel comando secondo il formato specifico nella traccia all’interno dell’elenco delle regole</text:span></text:p>
      <text:p text:style-name="P33"><text:span text:style-name="T18">? x y: </text:span><text:span text:style-name="T16">stampa le informazioni della piastrella di coordinate (x,y) secondo il formato specificato nella traccia</text:span></text:p>
      <text:p text:style-name="P34"><text:span text:style-name="T17">s:</text:span><text:span text:style-name="T15"> stampa l’elenco delle regole secondo il formato specificato nella traccia</text:span></text:p>
      <text:p text:style-name="P34"><text:span text:style-name="T3">b x y: </text:span>stampa la somma delle intensita’ delle piastrelle appartenenti al blocco in cui e’ presente la piastrella (x,y)</text:p>
      <text:p text:style-name="P34"><text:span text:style-name="T3">B x y: </text:span>stampa la somma delle intensita’ delle piastrelle, appartenenti al blocco in cui e’ presente la piastrella (x,y), che sono dello stesso colore della piastrella (x,y)</text:p>
      <text:p text:style-name="P34"><text:span text:style-name="T3">p x y:</text:span> cambia il colore della piastrella (x,y) in quello definito dalla prima regola applicabile dall’elenco</text:p>
      <text:p text:style-name="P34"><text:span text:style-name="T3">P x y:</text:span> cambia il colore di tutte le piastrella appartenenti al blocco in cui e’ presente la piastrella (x,y) in quello definito dalla prima regola applicabile dall’elenco a ciascuna piastrella.</text:p>
      <text:p text:style-name="P34"><text:span text:style-name="T3">o:</text:span> ordina l’elenco delle regole in base al numero di utilizzi di ciascuna regola in modo crescente</text:p>
      <text:p text:style-name="P34"><text:span text:style-name="T3">q:</text:span> termina l’esecuzione del programma</text:p>
      <text:p text:style-name="P33"><text:s/></text:p>
      <text:p text:style-name="P33"/>
      <text:p text:style-name="P28"><text:span text:style-name="T19">1.2 – Descrizione del problema</text:span></text:p>
      <text:p text:style-name="P28"/>
      <text:p text:style-name="P35">Il problema proposto e’ una simulazione di una griglia di piastrelle <text:span text:style-name="T70">quadrate </text:span>digitali che si possono accendere, colorare e spegnere a proprio piacimento. <text:span text:style-name="T70">Ogni piastrella e’ identificata da una coppia di numeri naturali, che corrispondono al vertice posto in basso a sinistra di esse, quindi i quattro vertici di una piastrella corrispondono alle coordinate (partendo dal basso in senso orario) (x,y), (x,y+1), (x+1, y+1) e (x+1, y). Due piastrelle possono essere tra loro circonvicine, ovvero se condividono almeno un vertice: ne consegue che ogni piastrella puo’ avere 8 possibili piastrelle circonvicine. Ogni piastrella si puo’ colorare con un colore e un’intensita’ di colore. Piu’ piastrelle circonvicine formano un blocco di piastrelle, e se quelle piastrelle sono dello stesso colore allora il blocco si dice omogeneo. In questa simulazione e’ presente anche un elenco di regole: ogni regola e’ formata da un colore e da un elenco di requisiti. I requisiti sono nel formato </text:span><text:span text:style-name="T12">numero colore</text:span><text:span text:style-name="T70">, e se l’intorno di una piastrella (ovvero l’insieme delle piastrelle circonvicine ad una piastrella) soddisfa i requisiti della regola allora la piastrella in questione viene colorata del colore specificato nella regola. Ulteriori informazioni e specifiche tecniche possono essere trovate all’interno del file </text:span><text:span text:style-name="T12">traccia.pdf</text:span><text:span text:style-name="T70"> all’interno della directory </text:span><text:span text:style-name="T12">tiles/</text:span><text:span text:style-name="T70">.</text:span></text:p>
      <text:p text:style-name="P35"/>
      <text:p text:style-name="P35"/>
      <text:p text:style-name="P35"/>
      <text:p text:style-name="P35"/>
      <text:p text:style-name="P35"><text:soft-page-break/></text:p>
      <text:p text:style-name="P35"/>
      <text:p text:style-name="P26">2 – Modellazione e implementazione</text:p>
      <text:p text:style-name="P26"/>
      <text:p text:style-name="P29">2.1 – Modellazione del problema</text:p>
      <text:p text:style-name="P29"/>
      <text:p text:style-name="P1"><text:span text:style-name="T21">Analizzando attentamente la traccia fornita e le varie istruzioni che il programma deve elaborare, si possono fare alcune considerazioni importanti. Prima di tutto serve una struttura dati efficiente per gestire insiem</text:span><text:span text:style-name="T22">e sia i</text:span><text:span text:style-name="T21"> blocchi </text:span><text:span text:style-name="T22">sia</text:span><text:span text:style-name="T21"> le relative piastrelle. Pensando al fatto che i blocchi sono </text:span><text:span text:style-name="T41">insiemi</text:span><text:span text:style-name="T21"> di piastrelle mi e’ subito venuta in mente la struttura dati Union-Find, ovvero una struttura dati </text:span><text:span text:style-name="T71">che mantiene la tracciabilità di un insieme di elementi suddivisi in una collezione di insiemi disgiunti. </text:span><text:span text:style-name="T72">In parole povere si puo’ considerare una piastrella come un insieme formato solo dalla piastrella in se’. Ogni volta che si aggiunge al sistema una piastrella in una posizione circonvicina ad una piastrella gia’ esistente si uniscono i due insiemi per </text:span><text:span text:style-name="T73">crearne</text:span><text:span text:style-name="T72"> un</text:span><text:span text:style-name="T73">o unico</text:span><text:span text:style-name="T72"> format</text:span><text:span text:style-name="T73">o</text:span><text:span text:style-name="T72"> da entrambe le piastrelle. </text:span><text:span text:style-name="T73">In questo modo si puo’ tenere traccia delle piastrelle circonvicine in modo efficiente. Specifico che non ho esplicitato questa struttura dati nel programma, ma ho insistito il piu’ possibile sul tenere l’attenzione puntata sul concetto di piastrella piuttosto che su quello di blocco. Ulteriori dettagli sull’implementazione sono fornito nella sezione 2.2.</text:span><text:span text:style-name="T74">2</text:span><text:span text:style-name="T73">.</text:span></text:p>
      <text:p text:style-name="P1"><text:span text:style-name="T73"/></text:p>
      <text:p text:style-name="P39"><text:span text:style-name="T71">Inoltre, e’ presente anche il concetto di regola, descritto nella sezione 1.2. Per parlare delle regole mi collego ad un’operazione che il programma deve essere in grado di fare: </text:span><text:span text:style-name="T5">ordina</text:span><text:span text:style-name="T47">. Essa deve riordinare in modo crescente, in base al consumo delle regole (quante volte sono state applicate al sistema), l’elenco delle regole. “riordinare” mi fa venire in mente, in modo alquanto banale, un algoritmo di sorting. E </text:span><text:span text:style-name="T48">a </text:span><text:span text:style-name="T47">quale migliore struttura dati </text:span><text:span text:style-name="T48">si puo’ applicare un algoritmo di sorting se non all’array. Una particolarita’ di questo algoritmo di sorting e’ la sua stabilita’. Infatti nella traccia e’ richiesto che, in caso di consumo uguale tra due regole, venga mantenuto l’ordine relativo tra di esse. Ulteriori dettagli sono forniti nella sezione 3.</text:span><text:span text:style-name="T55">X</text:span><text:span text:style-name="T48">.</text:span></text:p>
      <text:p text:style-name="P39"><text:span text:style-name="T48"/></text:p>
      <text:p text:style-name="P14"><text:span text:style-name="T20">2.2 – Implementazione delle strutture dati</text:span></text:p>
      <text:p text:style-name="P14"><text:span text:style-name="T20"/></text:p>
      <text:p text:style-name="P11"><text:span text:style-name="T20">2.2.1 – Implementazione di gioco</text:span></text:p>
      <text:p text:style-name="P36"><text:span text:style-name="T20"/></text:p>
      <text:p text:style-name="P36"><text:span text:style-name="T20">La struttura dati </text:span><text:span text:style-name="T3">piano</text:span><text:span text:style-name="T20"> rappresenta il sistema nella sua interezza. L’ho implementata con una struct contenente due campi. </text:span><text:span text:style-name="T13">t</text:span><text:span text:style-name="T3">iles</text:span><text:span text:style-name="T20"> e’ </text:span><text:span text:style-name="T61">il primo campo e consiste in</text:span><text:span text:style-name="T20"> una mappa, con come chiave una coppia di coordinate di numeri interi (definite dal tipo </text:span><text:span text:style-name="T3">piastrella</text:span><text:span text:style-name="T20">) e come valore un puntatore ad una struct </text:span><text:span text:style-name="T3">properties</text:span><text:span text:style-name="T20">. Ho deciso di usare un puntatore perche’, nonostante in Golang le slices, le mappe e i channels vengano passati per referenza, </text:span><text:span text:style-name="T61">durante lo sviluppo ho riscontrato dei problemi relativi alla visibilita’ delle modifiche sulle strutture originali. </text:span><text:span text:style-name="T20">La struct </text:span><text:span text:style-name="T3">properties</text:span><text:span text:style-name="T20"> e’ una rappresentazione molto nascosta della struttura dati Union-Find </text:span><text:span text:style-name="T61">(ulteriori dettagli nella sezione 2.2.2) e al suo interno ci sono vari campi corrispondenti alle caratteristiche di una singola piastrella: colore, intensita’ del colore, genitore, rango e intensita’ di colore del blocco. Come intuibile, le ultime 3 caratteristiche sono relative solo alla </text:span><text:span text:style-name="T62">radice</text:span><text:span text:style-name="T61"> del blocco, ovvero la prima piastrella inserita nel sistema che non ha piastrelle accese nel suo intorno al momento della creazione (ulteriori dettagli nella sezione 2.2.2). Il secondo campo di piano e’ </text:span><text:span text:style-name="T13">rules</text:span><text:span text:style-name="T61">, un puntatore ad un array di regole, definite dalle struct </text:span><text:span text:style-name="T13">rule</text:span><text:span text:style-name="T61"> e </text:span><text:span text:style-name="T13">ruleset</text:span><text:span text:style-name="T61"> (ulteriori dettagli nella sezione 2.2.3). In questo caso ho dovuto usare </text:span><text:span text:style-name="T63">un puntatore ad un array, invece che un array, per questioni di riferimenti (ulteriori dettagli nella sezione 3.</text:span><text:span text:style-name="T66">X</text:span><text:span text:style-name="T63">). </text:span></text:p>
      <text:p text:style-name="P36"><text:span text:style-name="T63"/></text:p>
      <text:p text:style-name="P12"><text:span text:style-name="T20">2.2.2 – Implementazione di Union-Find</text:span></text:p>
      <text:p text:style-name="P37"><text:span text:style-name="T20"/></text:p>
      <text:p text:style-name="P2"><text:span text:style-name="T58">Come detto nella sezione 2.2.1 ogni blocco ha una </text:span><text:span text:style-name="T42">radice</text:span><text:span text:style-name="T58">, ma questo termine e’ usato principalmente in ambito di strutture dati ad albero. Infatti le Union-Find sono rappresentate da alberi (implementati a loro volta in vari modi) e si puo’ associare ogni insieme della Union-Find ad un albero, con una radice, dei figli/genitori e delle foglie. Solitamente la struttura dati Union-Find ha due principali componenti: un array dei genitori e un array dei ranghi. Queste due componenti permettono alla Union-Find di essere molto effieiente. L’array dei genitori e’ un array in cui l’indice rappresenta un elemento e il valore rappresenta il genitore di tale elemento nell’albero. Se l’elemento e’ una radice, il valore <text:s/>e‘ l’inidce stesso. L’array dei ranghi ‘ un array che traccia l’altezza degli alberi (o altre metriche). La Union-Find supporta due operazioni fondamentali: </text:span><text:span text:style-name="T9">Find</text:span><text:span text:style-name="T58"> e </text:span><text:span text:style-name="T9">Union</text:span><text:span text:style-name="T58">. </text:span><text:span text:style-name="T60">La </text:span><text:span text:style-name="T10">Find</text:span><text:span text:style-name="T60"> determina </text:span><text:span text:style-name="T47">in quale insieme </text:span><text:span text:style-name="T49">si trova </text:span><text:span text:style-name="T47">un particolare elemento. Questa operazione non solo restituisce il rappresentante dell'insieme contenente l'elemento, ma esegue anche un'ottimizzazione chiamata </text:span><text:span text:style-name="Emphasis"><text:span text:style-name="T46">path compression</text:span></text:span><text:span text:style-name="T47"> che appiattisce la struttura dell'albero per future operazioni di Find. </text:span><text:span text:style-name="T50">La </text:span><text:span text:style-name="T7">Union</text:span><text:span text:style-name="T50"> unisce due insiemi in un unico insieme. Questa operazione è ottimizzata utilizzando un'altra tecnica chiamata </text:span><text:span text:style-name="Emphasis"><text:span text:style-name="T50">union by rank</text:span></text:span><text:span text:style-name="T50"> (o </text:span><text:span text:style-name="Emphasis"><text:span text:style-name="T50">union by size</text:span></text:span><text:span text:style-name="T50">), che unisce sempre l'albero più piccolo sotto la radice dell'albero più grande per mantenere la struttura più piatta possibile. Queste tecniche di </text:span><text:soft-page-break/><text:span text:style-name="T50">ottimizzazione rendono la struttura Union-Find molto efficiente: la complessita’ ammortizzata di esse e’ molto vicina a O(1), mentre lo spazio occupato e’ O(n), dove n e’ il numero di elementi del sistema (nel nostro caso il numero di piastrelle).</text:span></text:p>
      <text:p text:style-name="P40"><text:span text:style-name="T47">Nel programma non ho esplicitato ne’ l’array dei genitori ne’ l’array dei ranghi, ma ho inserito questi valori come caratteristiche di ogni singola piastrella. Ognuna di esse ha un campo </text:span><text:span text:style-name="T8">parent</text:span><text:span text:style-name="T47"> che contiene le coordinate della radice (tranne la radice, che avra’ le coordinate di se’ stessa). Inoltre le varie radici hanno il campo </text:span><text:span text:style-name="T5">rank</text:span><text:span text:style-name="T47"> che rappresenta il numero di piastrelle che hanno quella radice come </text:span><text:span text:style-name="T52">genitore</text:span><text:span text:style-name="T47">. Infine ogni radice ha un campo </text:span><text:span text:style-name="T5">blockIntensity</text:span><text:span text:style-name="T47"> che tiene traccia della somma delle intensita’ delle piastrelle appartenenti a quel blocco (in modo da rendere piu’ immediata l’esecuzione della funzione </text:span><text:span text:style-name="T5">blocco</text:span><text:span text:style-name="T47"> </text:span><text:span text:style-name="T51">e della </text:span><text:span text:style-name="T6">Union</text:span><text:span text:style-name="T51"> stessa </text:span><text:span text:style-name="T47">(ulteriori dettagli nella sezione 3.</text:span><text:span text:style-name="T55">X</text:span><text:span text:style-name="T47">).</text:span></text:p>
      <text:p text:style-name="P3"><text:span text:style-name="T52">L’utilizzo di</text:span><text:span text:style-name="T51"> questo tipo di implementazione implicita ha diversi vantaggi. </text:span><text:span text:style-name="T52">I</text:span><text:span text:style-name="T47">ntegra</text:span><text:span text:style-name="T52">re</text:span><text:span text:style-name="T47"> le informazioni della Union-Find direttamente con le proprietà delle piastrelle consente di avere tutte le informazioni rilevanti in un'unica struttura, semplificando l'accesso e la gestione dei dati. </text:span><text:span text:style-name="T52">R</text:span><text:span text:style-name="T47">ende</text:span><text:span text:style-name="T52">re</text:span><text:span text:style-name="T47"> esplicite le relazioni tra le piastrelle e le loro proprietà rende il codice più leggibile e le relazioni più facili da tracciare. </text:span><text:span text:style-name="T52">Inoltre </text:span><text:span text:style-name="T47">permette di manipolare facilmente le piastrelle, aggiungendo o rimuovendo elementi dalla mappa </text:span><text:span text:style-name="T52">(utlie nel caso dello spegnimento e conseguente riorganizzazione)</text:span><text:span text:style-name="T47">.</text:span></text:p>
      <text:p text:style-name="P3"><text:span text:style-name="T47"/></text:p>
      <text:p text:style-name="P13"><text:span text:style-name="T20">2.2.3 – Implementazione delle regole</text:span></text:p>
      <text:p text:style-name="P41"><text:span text:style-name="T47"/></text:p>
      <text:p text:style-name="P42"><text:span text:style-name="T47">Come gia’ accennato nella sezione 2.2.1 le regole sono memorizzate in un array di rule, la struct che ho definito per rappresentare una regola. Essa contiene quattro campi: raw, che contiene il comando integrale di inserimento della regola, color, che contiene il colore con cui si colorera’ la piastrella che soddisfera’ la regola, usage, che tiene traccia del numero di volte che una regola viene applicata, ruleset, che contiene l’insieme dei requisiti </text:span><text:span text:style-name="T53">che una piastrella deve soddisfare per poterci ap</text:span><text:span text:style-name="T54">p</text:span><text:span text:style-name="T53">licare la regola. </text:span><text:span text:style-name="T55">Il compito di queste struct e’ di scomporre la regola in piu’ parti rendendo i dati piu’ facili da gestire e utilizzare.</text:span></text:p>
      <text:p text:style-name="P42"><text:span text:style-name="T53"/></text:p>
      <text:p text:style-name="P23"><text:span text:style-name="T65">3 – Spiegazione delle </text:span><text:span text:style-name="T64">operazioni</text:span><text:span text:style-name="T65"> con analisi delle prestazioni</text:span></text:p>
      <text:p text:style-name="P20"><text:span text:style-name="T53"/></text:p>
      <text:p text:style-name="P24"><text:span text:style-name="T65">3.</text:span><text:span text:style-name="T20">1 – Operazioni </text:span><text:span text:style-name="T67">di Union-Find</text:span></text:p>
      <text:p text:style-name="P24"><text:span text:style-name="T67"/></text:p>
      <text:p text:style-name="P4"><text:span text:style-name="T59">Gia’ descritte nella sezione 2.2.2, le operazioni di unionFind sono principalmente due: Find e Union. Find permette di trovare il rappresentante di un blocco a cui appartiene una determinata piastrella e per farlo sfrutta la tecnica di ottimizzazione chiamata </text:span><text:span text:style-name="T43">path compression </text:span><text:span text:style-name="T25">che permette, ad ogni chiamata di Find, di “appiattire” l’albero, rendendo sempre piu’ veloci le ricerche future, </text:span><text:span text:style-name="T34">ovvero che </text:span><text:span text:style-name="T23">tutti i nodi sul percorso dalla radice all'elemento diventano direttamente collegati alla radice. </text:span><text:span text:style-name="T25">Union permette di unire due insieme disgiunti in un solo insieme e per farlo sfrutta la tecnica di ottimizzazione chiamata </text:span><text:span text:style-name="T43">union by rank </text:span><text:span text:style-name="T25">che permette di mantenere l’albero piatto combinando sempre quello piu’ piccolo sotto la radice di quello pi’ grande (in termini di rango). Questo limita la profondita’ degli alberi e rende piu’ veloci le operazioni successive. A queste due si aggiungono makeSet e Add. makeSet </text:span><text:span text:style-name="T27">permette di </text:span><text:span text:style-name="T25">crea</text:span><text:span text:style-name="T27">re</text:span><text:span text:style-name="T25"> un nuovo sistema di piastrelle e regole: il piano e’ come se coincidesse con la struttura Union-Find stessa. add permette di creare una piastrella e di aggiungerla al sistema.</text:span></text:p>
      <text:p text:style-name="P5"><text:span text:style-name="T25">Q</text:span><text:span text:style-name="T26">ueste funzioni sono le fondamenta della struttura Union-Find, e vengono chiamate spesso all’interno di altre funzioni, quindi e’ necessario che siano il piu’ efficienti possibili. Come gia’ scritto nella sezione 2.2.2, la complessita’ delle funzioni Find e Union e’ molto vicina a O(1). Per la precisione </text:span><text:span text:style-name="T77">θ</text:span><text:span text:style-name="T26">(</text:span><text:span text:style-name="T77">α</text:span><text:span text:style-name="T26">(n)), dove </text:span><text:span text:style-name="T77">α</text:span><text:span text:style-name="T26">(n) e’ la </text:span><text:span text:style-name="T44">funzione inversa di Ackermann, </text:span><text:span text:style-name="T26">una funzione che cresce cosi’ lentamente </text:span><text:span text:style-name="T35">che per tutti i valori pratici di n (il numero di elementi nell'unione-find), α(n) è minore di 5. Questo rende la complessità delle operazioni di </text:span><text:span text:style-name="Source_20_Text"><text:span text:style-name="T75">Find</text:span></text:span><text:span text:style-name="T35"> e </text:span><text:span text:style-name="Source_20_Text"><text:span text:style-name="T75">Union</text:span></text:span><text:span text:style-name="T35"> quasi costante in pratica (</text:span><text:a xlink:type="simple" xlink:href="https://en.wikipedia.org/wiki/Disjoint-set_data_structure" text:style-name="Internet_20_link" text:visited-style-name="Visited_20_Internet_20_Link"><text:span text:style-name="T35">https://en.wikipedia.org/wiki/Disjoint-set_data_structure</text:span></text:a><text:span text:style-name="T35">). Add nel caso in cui la piastrella esiste gia’ nel sistema ha complessita’ </text:span><text:span text:style-name="T77">θ</text:span><text:span text:style-name="T26">(</text:span><text:span text:style-name="T77">α</text:span><text:span text:style-name="T26">(n)), mentre se la piastrella non esiste nel sistema</text:span><text:span text:style-name="T35"> ha complessita’ O(1). MakeSet ha complessita’ O(1). </text:span><text:span text:style-name="T36">La complessita’ spaziale di tutte le funzioni e’ O(1).</text:span></text:p>
      <text:p text:style-name="P5"><text:span text:style-name="T35">Come si puo’ osservare </text:span><text:span text:style-name="T36">queste funzioni sono incredibilmente veloci e permettono a questa struttura dati di performare molto bene in questa circostanza.</text:span></text:p>
      <text:p text:style-name="P5"><text:span text:style-name="T36"/></text:p>
      <text:p text:style-name="P15"><text:span text:style-name="T68">3.2 – Operazioni di supporto</text:span></text:p>
      <text:p text:style-name="P43"><text:span text:style-name="T33"/></text:p>
      <text:p text:style-name="P5"><text:span text:style-name="T36">In fase di sviluppo mi sono ritrovato piu’ volte a dover effettuare delle procedure identiche tra loro, cosi’ ho deciso di incapsularle all’interno di funzioni da usare come supporto in altre funzioni. Queste funzioni sono getAdiacenti, ruleOk, trovaBlocco e cambiaRadice. getAdiacenti permette di trovare in automatico tutte le coordinate delle piastrelle che costituiscono l’intorno di una piastrella. RuleOk permette di verificare se una regola e’ applicabile ad una piastrella oppure no. trovaBlocco permette di trovare tutte le piastrelle facenti parte di un blocco. CambiaRadice permette di cambiare la radice di un blocco quando se ne verifica la necessita’ (ulteriori dettagli nella sezione 3.3).<text:line-break/></text:span><text:soft-page-break/><text:span text:style-name="T36">Cosi’ come per le funzioni di Union-Find anche queste funzioni devono essere veloci ed efficienti, essendo di supporto. GetAdiacenti e ruleOk hanno complessita’ temporale e spaziale pari a O(1) (in realta’ ruleOk ha complessita’ temporale di O(k), dove k e’ il numero di elementi di rule.ruleset, pero’, siccome un’intorno di una piastrella puo’ avere al massimo otto piastrelle, significa che la complessita’ temporale di ruleOk e’ O(8), quindi ~O(1)). trovaBlocco e’ la funzione piu’ interessante tra queste, perche’ sfrutta una DFS (depth-first search) per trovare tutte le piastrelle facenti parte di un blocco. </text:span><text:span text:style-name="T37">La DFS </text:span><text:span text:style-name="T36">è un algoritmo utilizzato per esplorare tutti i vertici e gli spigoli di un grafo, </text:span><text:span text:style-name="T37">ma in questo caso e’ applicata all’albero che rappresenta il blocco (rappresentato dai valori delle proprieta’ delle piastrelle). </text:span><text:span text:style-name="T36">L'idea principale è di andare il più a fondo possibile lungo un ramo del</text:span><text:span text:style-name="T37">l’albero</text:span><text:span text:style-name="T36"> prima di tornare indietro e visitare i rami rimanenti. </text:span><text:span text:style-name="T37">E’ implementat</text:span><text:span text:style-name="T38">a</text:span><text:span text:style-name="T37"> con una pil</text:span><text:span text:style-name="T38">a ed </text:span><text:span text:style-name="T37">è un potente strumento per esplorare completamente i percorsi e le connessioni. </text:span><text:span text:style-name="T39">La complessita’ temporale e’ O(V+E), dove V e’ il numero di piastrelle nel blocco ed e’ e’ il numero di connessioni <text:s/>tra le piastrelle. Siccome nella mia implementazione non ho delle connessioni vere e proprie posso considerare E come il numero di adiacenze o connessioni esaminate durante la connessione o come la rappresentazione indiretta della profondita’ dell’albero. Quindi ricapitolando la complessita’ temporale e’ O(V+E), dove V e’ il numero di piastrelle del blocco ed E e’ il rango dell’albero. La complessita’ spaziale invece e’ O(V), dove V e’ sempre il numero di piastrelle del piano. CambiaRadice dipende da trovaBlocco, quindi </text:span><text:span text:style-name="T40">a sua complessita’ viene dominata da quella di trovaBlocco. Ne consegue che entrambe le complessita’ siano uguali a quelle di trovaBlocco.</text:span></text:p>
      <text:p text:style-name="P5"><text:span text:style-name="T40"/></text:p>
      <text:p text:style-name="P16"><text:span text:style-name="T68">3.3 – Operazioni per le piastrelle</text:span></text:p>
      <text:p text:style-name="P44"><text:span text:style-name="T33"/></text:p>
      <text:p text:style-name="P6"><text:span text:style-name="T55">Gestire le piastrelle significa accenderle (e colorarle), spegnerle e verificarne lo stato. Per fare cio’ ho implementato tre operazioni con delle funzioni che mi permettono di gestire questi compiti in modo efficiente, </text:span><text:span text:style-name="T56">sfruttando sia le funzioni di Union-Find sia quelle di supporto. Per implementare le operazioni di accensione e colorazione ho scritto la funzione colora. Essa utilizza le funzioni Add, getAdiacenti e Union per creare la piastrella nel sistema, attribuirne le proprieta’ ed eseguire eventuali Union nel caso in cui la piastrella da inserire non sia una radice. Di conseguenza la complessita’ temporale e’ </text:span><text:span text:style-name="T77">θ</text:span><text:span text:style-name="T26">(</text:span><text:span text:style-name="T77">α</text:span><text:span text:style-name="T26">(n)) </text:span><text:span text:style-name="T28">(~O(1)) e quella spaziale e’ O(1). Per implementare l’operazione per verificare lo stato di una piastrella non ho usato funzioni particolari, ma ho semplicemente sfruttato le proprieta’ delle mappe di accesso e ricerca in tempo costante. Quindi la complessita’ temporale e spaziale e’ O(1). Per implementare l’operazione di spegnimento ho scritto la funzione spegni. Non lo nego, e’ la funzione che, con questa implementazione, mi ha creato piu’ problemi. Infatti quando spegniamo una piastrella bisogna fare molte valutazioni. Innanzitutto bisogna controllare che la piastrella che vogliamo spegnere non sia la radice in quanto, se la spegnessimo, non avremmo piu’ un riferimento per le altre piastrelle. Se capita di spegnere la radice allora tramite la funzione cambiaRadice si puo’ cambiare </text:span><text:span text:style-name="T29">il riferimento al blocco usando una piastrella circonvicina all’attuale radice. Questa operazione non crea nessun problema perche’ il nostro blocco e’ un insieme di piastrelle senza relazioni tra di esse (se non il fatto di essere adiacenti) quindi cambiare la radice e’ paragonabile a cambiare il nome di quel blocco, ma le proprieta’ di esso rimangono. Un’altra considerazione che bisogna fare e’: quando si spegne una piastrella essa potrebbe spezzare un blocco in due o piu’ blocchi, quindi bisogna </text:span><text:span text:style-name="T45">crearne</text:span><text:span text:style-name="T29"> altri. Come gia’ detto in precedenza non creiamo altri blocchi, ma modifichiamo le proprieta’ delle piastrelle (una per blocco) in modo da avere dei riferimenti per i nuovi insiemi di piastrelle appena formati. Con trovaBlocco troviamo i vari nuovi blocchi e poi modifichiamo le proprieta’ delle varie pistrelle per farle adattare alle nostre esigenze (Possiamo trovare al massimo 4 nuovi blocchi, perche’ la configurazione di piastrelle circonvicine ottimale, per massimizzare il numero di blocchi distinti uniti da una singola piastrella, e’ quella dove le piastrelle dei blocchi condividono con la piastrella centrale solo uno spigolo). </text:span><text:span text:style-name="T30">Le funzioni utilizzate sono principalmente Find, cambiaRadice e trovaBlocco, di conseguenza la complessita’ temporale e’ O(V+E), dove V e’ il numero di piastrelle del blocco ed E e’ il rango dell’albero, e la complessita’ spaziale puo’ essere </text:span><text:span text:style-name="T78">Ω</text:span><text:span text:style-name="T30">(n), in quanto nel caso peggiore abbiamo un solo blocco nel sistema e spegnendone una piastrella si spezza in piu’ blocchi, coinvolgendo tutte le piastrelle del piano.</text:span></text:p>
      <text:p text:style-name="P6"><text:span text:style-name="T30"/></text:p>
      <text:p text:style-name="P17"><text:span text:style-name="T68">3.4 – Operazioni per i blocchi</text:span></text:p>
      <text:p text:style-name="P45"><text:span text:style-name="T24"/></text:p>
      <text:p text:style-name="P46"><text:span text:style-name="T24">Le operazioni che riguardano I blocchi sono quelle implementate dalle funzioni blocco e bloccoOmog. Entrambe svolgono la stessa funzione: trovare la somma delle intensita’ delle piastrelle che compongono un blocco, con la differenza tra le due che bloccoOmog tiene conto solamente delle intensita’ delle piastrelle dello stesso colore della piastrella </text:span><text:span text:style-name="T31">su cui viene chiamata la funzione. L’operazione blocco e’ implementata con complessita’, sia temporale sia spaziale, </text:span><text:span text:style-name="T77">θ</text:span><text:span text:style-name="T26">(</text:span><text:span text:style-name="T77">α</text:span><text:span text:style-name="T26">(n)) </text:span><text:span text:style-name="T31">(~O(1)) perche’ si usa una Find per trovare la radice del blocco, e una volta trovata basta solo restituire il campo blockIntensity di essa. L’operazione bloccoOmog invece, dopo aver trovato la radice, deve controllare tutte le piastrelle del blocco per tenere traccia delle intensita’ delle piastrelle con il colore corretto. Dall’uso di Find e trovaBlocco ne consegue che la complessita’ temporale di bloccoOmog e’ O(V+E), dove V e’ il numero di piastrelle del blocco ed E e’ il rango dell’albero, e la complessita’ spaziale e’ O(V), dove V e’ il numero di piastrelle del blocco.</text:span></text:p>
      <text:p text:style-name="P46"><text:span text:style-name="T31"/></text:p>
      <text:p text:style-name="P47"><text:span text:style-name="T32">EDIT: </text:span><text:span text:style-name="T24">In fase di stesura di questa relazione mi e’ venuta in mente una diversa possibile implementazione di questa operazione. Dentro properties si puo’ tenere traccia della somma delle intensita’ delle piastrelle dei vari colori con una mappa, con come chiave il colore e </text:span><text:soft-page-break/><text:span text:style-name="T24">come valore la somma delle intensita’. Quei valori andrebbero aggiornati al momento dell’inserimento delle piastrelle nel sistema </text:span><text:span text:style-name="T32">e permetterebbero a bloccoOmog di avere una complessita’ temporale di O(k), dove k e’ il numero di colori diversi all’interno del blocco, e come complessita’ spaziale O(1).</text:span></text:p>
      <text:p text:style-name="P47"><text:span text:style-name="T32"/></text:p>
      <text:p text:style-name="P18"><text:span text:style-name="T68">3.5 – Operazioni per le regole</text:span></text:p>
      <text:p text:style-name="P48"><text:span text:style-name="T24"/></text:p>
      <text:p text:style-name="P48"><text:span text:style-name="T24"/></text:p>
      <text:p text:style-name="P42"><text:span text:style-name="T53"/></text:p>
      <text:p text:style-name="P42"><text:span text:style-name="T53"/></text:p>
      <text:p text:style-name="P42"><text:span text:style-name="T53"/></text:p>
      <text:p text:style-name="P42"><text:span text:style-name="T53">Inizialmente avevo implementato ruleset con una mappa, con come chiave il colore (potendo comparire solo una volta nei requisiti e’ di fatto univoco) e con come valore il numero di piastrelle di quel colore che devono essere presenti nell’intorn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JetBrainsMono NF ExtraBold" svg:font-family="'JetBrainsMono NF ExtraBold'" style:font-pitch="fixed"/>
    <style:font-face style:name="JetBrainsMono NF Light" svg:font-family="'JetBrainsMono NF Light'" style:font-pitch="fixed"/>
    <style:font-face style:name="JetBrainsMono NF Medium" svg:font-family="'JetBrainsMono NF Medium'" style:font-pitch="fixed"/>
    <style:font-face style:name="JetBrainsMono NF SemiBold" svg:font-family="'JetBrainsMono NF SemiBold'" style:font-adornments="Regular" style:font-pitch="fixed"/>
    <style:font-face style:name="JetBrainsMono NFM ExtraBold" svg:font-family="'JetBrainsMono NFM ExtraBold'" style:font-pitch="fixed"/>
    <style:font-face style:name="JetBrainsMonoNL NFP SemiBold" svg:font-family="'JetBrainsMonoNL NFP SemiBold'" style:font-pitch="variable"/>
    <style:font-face style:name="JetBrainsMonoNL NFP Thin" svg:font-family="'JetBrainsMonoNL NFP Thin'" style:font-pitch="variable"/>
    <style:font-face style:name="Nimbus Mono PS" svg:font-family="'Nimbus Mono PS'" style:font-family-generic="modern" style:font-pitch="fixed"/>
    <style:font-face style:name="Nimbus Roman" svg:font-family="'Nimbus Roman'" style:font-pitch="fixed"/>
    <style:font-face style:name="Nimbus Roman1" svg:font-family="'Nimbus Roman'" style:font-pitch="variable"/>
    <style:font-face style:name="Nimbus Roman2"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Times New Roman" svg:font-family="'Times New Roman'" style:font-family-generic="roman"/>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2" fo:font-size="12pt" fo:language="en" fo:country="US" style:letter-kerning="true" style:font-name-asian="Nimbus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2" fo:font-size="12pt" fo:language="en" fo:country="US" style:letter-kerning="true" style:font-name-asian="Nimbus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PS" fo:font-family="'Nimbus Mono PS'" style:font-family-generic="modern" style:font-pitch="fixed" style:font-name-asian="Nimbus Mono PS" style:font-family-asian="'Nimbus Mono PS'" style:font-family-generic-asian="modern" style:font-pitch-asian="fixed" style:font-name-complex="FreeSans" style:font-family-complex="FreeSans"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2709in" fo:margin-right="0.229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8T21:14:26.257242325</meta:creation-date>
    <dc:date>2024-06-09T03:10:42.622673981</dc:date>
    <meta:editing-duration>PT1H18M34S</meta:editing-duration>
    <meta:editing-cycles>9</meta:editing-cycles>
    <meta:generator>LibreOffice/24.2.4.2$Linux_X86_64 LibreOffice_project/420$Build-2</meta:generator>
    <meta:document-statistic meta:table-count="0" meta:image-count="0" meta:object-count="0" meta:page-count="6" meta:paragraph-count="106" meta:word-count="3332" meta:character-count="22081" meta:non-whitespace-character-count="18762"/>
  </office:meta>
</office:document-meta>
</file>